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SimSun1" svg:font-family="NSimSun" style:font-family-generic="modern" style:font-pitch="fixed"/>
    <style:font-face style:name="Tymes" svg:font-family="Tym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de">
      <style:paragraph-properties fo:margin-top="0in" fo:margin-bottom="0in" loext:contextual-spacing="false"/>
    </style:style>
    <style:style style:name="P2" style:family="paragraph" style:parent-style-name="Text_20_body">
      <style:paragraph-properties fo:margin-top="0in" fo:margin-bottom="0in" loext:contextual-spacing="false"/>
      <style:text-properties officeooo:rsid="0056fff9" officeooo:paragraph-rsid="0056fff9"/>
    </style:style>
    <style:style style:name="P3" style:family="paragraph" style:parent-style-name="Text_20_body">
      <style:text-properties officeooo:rsid="0056fff9" officeooo:paragraph-rsid="0056fff9"/>
    </style:style>
    <style:style style:name="P4" style:family="paragraph" style:parent-style-name="Text_20_body">
      <style:text-properties officeooo:paragraph-rsid="0058e5e4"/>
    </style:style>
    <style:style style:name="P5" style:family="paragraph" style:parent-style-name="Heading_20_2">
      <style:text-properties officeooo:rsid="0056fff9" officeooo:paragraph-rsid="0056fff9"/>
    </style:style>
    <style:style style:name="T1" style:family="text">
      <style:text-properties officeooo:rsid="00166e04"/>
    </style:style>
    <style:style style:name="T2" style:family="text">
      <style:text-properties officeooo:rsid="001759ea"/>
    </style:style>
    <style:style style:name="T3" style:family="text">
      <style:text-properties officeooo:rsid="005231cf"/>
    </style:style>
    <style:style style:name="T4" style:family="text">
      <style:text-properties style:font-name="FreeMono"/>
    </style:style>
    <style:style style:name="T5" style:family="text">
      <style:text-properties style:font-name="FreeMono" officeooo:rsid="001759ea"/>
    </style:style>
    <style:style style:name="T6" style:family="text">
      <style:text-properties style:font-name="FreeMono" officeooo:rsid="00166e04"/>
    </style:style>
    <style:style style:name="T7" style:family="text">
      <style:text-properties officeooo:rsid="0055ead6"/>
    </style:style>
    <style:style style:name="T8" style:family="text">
      <style:text-properties style:font-name="Tymes"/>
    </style:style>
    <style:style style:name="T9" style:family="text">
      <style:text-properties style:font-name="Tymes" officeooo:rsid="0055ead6"/>
    </style:style>
    <style:style style:name="T10" style:family="text">
      <style:text-properties style:font-name="Tymes" officeooo:rsid="0056fff9"/>
    </style:style>
    <style:style style:name="T11" style:family="text">
      <style:text-properties officeooo:rsid="0056fff9"/>
    </style:style>
    <style:style style:name="T12" style:family="text">
      <style:text-properties officeooo:rsid="00587f27"/>
    </style:style>
    <style:style style:name="T13" style:family="text">
      <style:text-properties style:font-name="Free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oal Directed Evaluation</text:h>
      <text:p text:style-name="Text_20_body">I first encountered Goal Directed Evaluation in the Unicon programming language. <text:s/>Unicon is a language created by Dr. Clinton Jeffery which is a derivative of the Icon programming language by Ralph Griswald. <text:s/><text:span text:style-name="T7">I found this for of evaluation to be very helpful in developing a program, in that it does not crash the program every time it cannot make a comparison or evaluate an expression because the data types do not match.</text:span></text:p>
      <text:p text:style-name="P4"><text:span text:style-name="T7">In Goal Directed Evaluation, the goal of an expression is to find a result. <text:s/>It succeeds when it finds a result or fails to do so. <text:s/>If it succeeds, </text:span><text:span text:style-name="T11">it executes as intended. <text:s/>If it does not find a solution it does not perform the expression.{programming with Unicon}</text:span><text:span text:style-name="T10"> </text:span></text:p>
      <text:h text:style-name="Heading_20_2" text:outline-level="2"><text:span text:style-name="T7">Icon &amp; </text:span>Unicon</text:h>
      <text:p text:style-name="Text_20_body">In <text:span text:style-name="T11">Icon’s and </text:span>Unicons’ Goal Directed Evaluation an expression succeeds if a value is produced. <text:s/>Therefore, the expression </text:p>
      <text:p text:style-name="Code"><text:span text:style-name="Source_20_Text">a &lt; b</text:span></text:p>
      <text:p text:style-name="Text_20_body">is evaluated if <text:span text:style-name="Source_20_Text"><text:span text:style-name="T4">a</text:span></text:span> has a value less than <text:span text:style-name="Source_20_Text"><text:span text:style-name="T4">b</text:span></text:span> then <text:span text:style-name="T1">it returns </text:span><text:span text:style-name="Source_20_Text"><text:span text:style-name="T6">b</text:span></text:span><text:span text:style-name="T1">.</text:span> <text:s/><text:span text:style-name="T2">When the values are both integer values, it is pretty straight forward, </text:span><text:span text:style-name="T3">s</text:span><text:span text:style-name="T2">ince the </text:span><text:span text:style-name="Source_20_Text"><text:span text:style-name="T5">&lt;</text:span></text:span><text:span text:style-name="T5"> </text:span><text:span text:style-name="T2">operator is a numeric comparison. <text:s/></text:span><text:span text:style-name="T3">If one or both are not numeric values,</text:span><text:span text:style-name="T2"> Unicon will try to convert a and b to be numeric values for the comparison. <text:s/></text:span><text:span text:style-name="T3">S</text:span><text:span text:style-name="T2">hould it fail to do so, then the expression is not evaluated and fails. <text:s/>A string value comparison can be made with the </text:span><text:span text:style-name="Source_20_Text"><text:span text:style-name="T5">&lt;&lt;</text:span></text:span><text:span text:style-name="T5"> </text:span><text:span text:style-name="T2">operator.</text:span></text:p>
      <text:p text:style-name="P3"><text:span text:style-name="T9">T</text:span><text:span text:style-name="T8">here are times when a programmer wants to have an expression fail in order to determine what to do next. <text:s/>For example you might want to test whether a variable has been assigned a value. <text:s/>The following if statement can be <text:s/>used:</text:span></text:p>
      <text:p text:style-name="P1">if \someVariable then {</text:p>
      <text:p text:style-name="P1"><text:tab/>do something</text:p>
      <text:p text:style-name="P1">} else {</text:p>
      <text:p text:style-name="P1"><text:tab/>do something else</text:p>
      <text:p text:style-name="P1">}</text:p>
      <text:p text:style-name="P2">Another common situation is when you want to do something with a variable, such as writing it, it does not produce an error and crash your system, it just does not perform the <text:span text:style-name="T4">write</text:span> expression.</text:p>
      <text:h text:style-name="P5" text:outline-level="2">Prolog</text:h>
      <text:p text:style-name="P3">Prolog’s Goal directed Evaluation is very similar to <text:span text:style-name="T12">Icon and Unicon in that it is trying to find a result. <text:s/>When performing a query, Prolog is more analogous to searching for </text:span><text:soft-page-break/><text:span text:style-name="T12">records in a database. <text:s/>It will return all the records that match the query, when it no longer can find any matches, it stops.{Adventures in Prolog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SimSun1" svg:font-family="NSimSun" style:font-family-generic="modern" style:font-pitch="fixed"/>
    <style:font-face style:name="Tymes" svg:font-family="Tym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in" fo:margin-right="0in" fo:margin-top="0in" fo:margin-bottom="0.0972in" loext:contextual-spacing="false" fo:line-height="115%" fo:text-indent="0.5in" style:auto-text-indent="false" fo:background-color="transparent"/>
      <style:text-properties style:font-name="Tymes" fo:font-family="Tymes" style:font-pitch="variable" officeooo:rsid="0012976d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Code" style:family="paragraph" style:parent-style-name="Text_20_body" style:next-style-name="Text_20_body" style:master-page-name="">
      <style:paragraph-properties style:page-number="auto"/>
      <style:text-properties style:font-name="FreeMono" fo:font-family="FreeMono" style:font-family-generic="modern" style:font-pitch="fixe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ymes" fo:font-family="Tymes" style:font-pitch="variabl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ymes" fo:font-family="Tymes" style:font-pitch="variable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eletype" style:family="text">
      <style:text-properties style:font-name="Liberation Mono" fo:font-family="'Liberation Mono'" style:font-style-name="Regular" style:font-family-generic="modern" style:font-pitch="fixed" style:font-name-asian="NSimSun1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style-name="Regular" style:font-family-generic="modern" style:font-pitch="fixed" fo:letter-spacing="-0.028in" style:font-name-asian="NSimSun1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hn Goettsche</meta:initial-creator>
    <meta:creation-date>2021-02-18T12:35:33.023000000</meta:creation-date>
    <dc:date>2021-05-09T00:18:53.628485497</dc:date>
    <meta:editing-duration>PT14M51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16" meta:word-count="377" meta:character-count="2098" meta:non-whitespace-character-count="1718"/>
  </office:meta>
</office:document-meta>
</file>